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827cm" style:rel-column-width="34025*"/>
    </style:style>
    <style:style style:name="Tabela1.B" style:family="table-column">
      <style:table-column-properties style:column-width="2.506cm" style:rel-column-width="9662*"/>
    </style:style>
    <style:style style:name="Tabela1.C" style:family="table-column">
      <style:table-column-properties style:column-width="5.667cm" style:rel-column-width="21848*"/>
    </style:style>
    <style:style style:name="Tabela1.A1" style:family="table-cell">
      <style:table-cell-properties fo:padding="0.097cm" fo:border-left="0.002cm solid #000000" fo:border-right="none" fo:border-top="0.002cm solid #000000" fo:border-bottom="none"/>
    </style:style>
    <style:style style:name="Tabela1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1.A2" style:family="table-cell">
      <style:table-cell-properties fo:padding="0.097cm" fo:border-left="0.002cm solid #000000" fo:border-right="none" fo:border-top="none" fo:border-bottom="none"/>
    </style:style>
    <style:style style:name="Tabela1.C2" style:family="table-cell">
      <style:table-cell-properties fo:padding="0.097cm" fo:border-left="0.002cm solid #000000" fo:border-right="0.002cm solid #000000" fo:border-top="none" fo:border-bottom="none"/>
    </style:style>
    <style:style style:name="Tabela1.A18" style:family="table-cell">
      <style:table-cell-properties fo:padding="0.097cm" fo:border-left="0.002cm solid #000000" fo:border-right="none" fo:border-top="none" fo:border-bottom="0.002cm solid #000000"/>
    </style:style>
    <style:style style:name="Tabela1.C18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>Co należy poprawić</text:p>
          </table:table-cell>
          <table:table-cell table:style-name="Tabela1.A1" office:value-type="string">
            <text:p text:style-name="Table_20_Contents">Kto to robi</text:p>
          </table:table-cell>
          <table:table-cell table:style-name="Tabela1.C1" office:value-type="string">
            <text:p text:style-name="Table_20_Contents">Czy skończono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Dodać promotora i jarząba jako technical supervisor</text:p>
          </table:table-cell>
          <table:table-cell table:style-name="Tabela1.A2" office:value-type="string">
            <text:p text:style-name="Table_20_Contents">R lub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Przenieść słownik skrótów na koniec pracy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Zmienić tytuł 'Context' na 'Technological background' lub podobny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Przepisać 'Introduction' dodać cel, motywacje, założenia. Dodać opis struktury pracy, krótki opis rozdziałów itp. 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Wywalić 'Chapter overview' jeśli jeszcze gdzieś zostało</text:p>
          </table:table-cell>
          <table:table-cell table:style-name="Tabela1.A2" office:value-type="string">
            <text:p text:style-name="Table_20_Contents">R lub D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Usunąć puste miejsca w pracy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Podsumowanie zbyt krótkie, opisać co udało się zrobić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Opisy rozdziałów w „implementation” i innych w postaci tekstowej ( wewnątrz tekstu odniesienia do section ) a nie wylistowania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JMX z implementation przenieść ( może do architecture?? )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>??</text:p>
          </table:table-cell>
        </table:table-row>
        <table:table-row>
          <table:table-cell table:style-name="Tabela1.A2" office:value-type="string">
            <text:p text:style-name="Table_20_Contents">Diff serv. Int serv. Na koniec rozdziału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Dopisać brakujące 2.2, 3.3.2 , 3.3.3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CM4J zmienić nazwy rozdziałów i dodać do słowniczka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W implementacji dopisać jakie wym. funk niefunk. Udało się spełnić itp. itd. 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W zakończeniu 6.2.5 dodać fakt istnienia 3 możliwości wyk naszego systemu : wykorzystanie we własnym programie ( conform to interfaces ), gui, jconsole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W 'Test-case' opis tworzenia testowanej struktury. Czy tylko z gui czy może jconsole też używano itp.</text:p>
          </table:table-cell>
          <table:table-cell table:style-name="Tabela1.A2" office:value-type="string">
            <text:p text:style-name="Table_20_Contents">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4.4 Brakuje chyba źródła</text:p>
          </table:table-cell>
          <table:table-cell table:style-name="Tabela1.A18" office:value-type="string">
            <text:p text:style-name="Table_20_Contents">R</text:p>
          </table:table-cell>
          <table:table-cell table:style-name="Tabela1.C18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6 „aspects of our system like integrating with JIMX, accessing low level functions, available programistic models etc. )</text:p>
          </table:table-cell>
          <table:table-cell table:style-name="Tabela1.A18" office:value-type="string">
            <text:p text:style-name="Table_20_Contents">R</text:p>
          </table:table-cell>
          <table:table-cell table:style-name="Tabela1.C18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Diagram w jakim miejscu w JIMSIE mieści się CM4J ( diagram )</text:p>
          </table:table-cell>
          <table:table-cell table:style-name="Tabela1.A18" office:value-type="string">
            <text:p text:style-name="Table_20_Contents">R i D </text:p>
          </table:table-cell>
          <table:table-cell table:style-name="Tabela1.C18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W Test-case dodać diagram przestawiający położenie resource'ów ale w contexcie crossbow'a ( które Vnic'i gdzie )</text:p>
          </table:table-cell>
          <table:table-cell table:style-name="Tabela1.A18" office:value-type="string">
            <text:p text:style-name="Table_20_Contents">D</text:p>
          </table:table-cell>
          <table:table-cell table:style-name="Tabela1.C18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Dodać przypinanie Vnic'ów do zonek ( w rozdziale o solarisie ) </text:p>
          </table:table-cell>
          <table:table-cell table:style-name="Tabela1.A18" office:value-type="string">
            <text:p text:style-name="Table_20_Contents">R</text:p>
          </table:table-cell>
          <table:table-cell table:style-name="Tabela1.C18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8T14:21:57.15</meta:creation-date>
    <dc:date>2011-08-29T23:29:31.21</dc:date>
    <meta:editing-duration>PT03H58M31S</meta:editing-duration>
    <meta:editing-cycles>8</meta:editing-cycles>
    <meta:generator>OpenOffice.org/3.1$Win32 OpenOffice.org_project/310m11$Build-9399</meta:generator>
    <dc:creator>Robert Boczek</dc:creator>
    <meta:document-statistic meta:table-count="1" meta:image-count="0" meta:object-count="0" meta:page-count="2" meta:paragraph-count="51" meta:word-count="270" meta:character-count="1547"/>
  </office:meta>
</office:document-meta>
</file>